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cm" svg:height="1.4cm" svg:x="5.5cm" svg:y="5.7cm">
          <draw:text-box>
            <text:p>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1:26:29.537425060</meta:creation-date>
    <dc:date>2018-09-05T11:27:13.269163148</dc:date>
    <meta:editing-duration>PT44S</meta:editing-duration>
    <meta:editing-cycles>1</meta:editing-cycles>
    <meta:document-statistic meta:object-count="1"/>
    <meta:generator>LibreOffice/6.0.3.2$Linux_X86_64 LibreOffice_project/00m0$Build-2</meta:generator>
  </office:meta>
</office:document-meta>
</file>